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4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3deb3d"/>
      <style:text-properties fo:font-weight="bold"/>
    </style:style>
    <style:style style:name="ce25" style:family="table-cell" style:parent-style-name="Default">
      <style:table-cell-properties fo:background-color="#e6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4" style:family="table-cell" style:parent-style-name="Default">
      <style:text-properties fo:font-weight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font-weight="normal"/>
    </style:style>
    <style:style style:name="ce43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fo:font-size="14pt"/>
    </style:style>
    <style:style style:name="ce51" style:family="table-cell" style:parent-style-name="Default">
      <style:text-properties fo:font-size="14pt" fo:font-weight="bold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>
      <style:text-properties fo:font-size="12pt" fo:font-weight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9"/>
          <table:table-cell table:style-name="ce13" office:value-type="string">
            <text:p>+0</text:p>
          </table:table-cell>
          <table:table-cell table:style-name="ce13" office:value-type="string">
            <text:p>+1</text:p>
          </table:table-cell>
          <table:table-cell table:style-name="ce13" office:value-type="string">
            <text:p>+2</text:p>
          </table:table-cell>
          <table:table-cell table:style-name="ce13" office:value-type="string">
            <text:p>+3</text:p>
          </table:table-cell>
          <table:table-cell table:style-name="ce13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5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4" office:value-type="string">
            <text:p>t_IPC_OrgDest</text:p>
          </table:table-cell>
          <table:table-cell table:style-name="ce14" office:value-type="string">
            <text:p>t_IPC_Group</text:p>
          </table:table-cell>
          <table:table-cell table:style-name="ce14" office:value-type="string">
            <text:p>Command <text:s/>(c1)</text:p>
          </table:table-cell>
          <table:table-cell table:style-name="ce14" office:value-type="string">
            <text:p>TIpcErr</text:p>
          </table:table-cell>
          <table:table-cell table:style-name="ce18" office:value-type="string">
            <text:p>request length</text:p>
          </table:table-cell>
          <table:table-cell table:style-name="ce20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6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TIpcCCMonitorStringReq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TIpcDevMenuStringReq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x1C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53in" table:end-y="0.0378in" draw:z-index="4" draw:style-name="gr1" draw:text-style-name="P1" svg:width="0.4244in" svg:height="2.411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E80 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9">
            <text:p>9</text:p>
          </table:table-cell>
          <table:table-cell table:style-name="ce15"/>
          <table:table-cell table:style-name="ce19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C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A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B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C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58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6" office:value-type="string">
            <text:p>5069AA3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7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string">
            <text:p>A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B0F0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53in" table:end-y="0.0642in" draw:z-index="0" draw:style-name="gr1" draw:text-style-name="P1" svg:width="0.4244in" svg:height="0.2787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lcdpartialmode.dll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"/>
          <table:table-cell table:style-name="ce1">
            <draw:custom-shape table:end-cell-address="General.L38" table:end-x="0.4319in" table:end-y="0.0083in" draw:z-index="1" draw:style-name="gr1" draw:text-style-name="P1" svg:width="0.411in" svg:height="0.181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8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61in" table:end-y="0.0213in" draw:z-index="2" draw:style-name="gr1" draw:text-style-name="P1" svg:width="0.411in" svg:height="0.3484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6" office:value-type="string">
            <text:p>5069ABB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FF</text:p>
          </table:table-cell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9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6" office:value-type="string">
            <text:p>5069AAC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B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6" office:value-type="string">
            <text:p>5069B08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FF</text:p>
          </table:table-cell>
          <table:table-cell table:style-name="ce19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0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4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2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3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8"/>
          <table:table-cell table:style-name="ce10"/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9in" table:end-y="0.0713in" draw:z-index="3" draw:style-name="gr1" draw:text-style-name="P1" svg:width="0.411in" svg:height="0.348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4" office:value-type="string">
            <text:p>Mux channel</text:p>
          </table:table-cell>
          <table:table-cell table:style-name="ce24" office:value-type="string">
            <text:p>Program in Symbian</text:p>
          </table:table-cell>
          <table:table-cell table:style-name="ce24"/>
          <table:table-cell table:style-name="ce24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iemensK1dsy.dsy</text:p>
          </table:table-cell>
          <table:table-cell table:style-name="ce25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Modem</text:p>
          </table:table-cell>
          <table:table-cell table:style-name="ce28"/>
          <table:table-cell table:style-name="ce34" office:value-type="string">
            <text:p>OMAP</text:p>
          </table:table-cell>
          <table:table-cell/>
        </table:table-row>
        <table:table-row table:style-name="ro1">
          <table:table-cell/>
          <table:table-cell table:style-name="ce29" office:value-type="string">
            <text:p>F7 F7 F7 F7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/>
          <table:table-cell table:style-name="ce29"/>
          <table:table-cell table:style-name="ce32" office:value-type="string">
            <text:p>&lt;-</text:p>
          </table:table-cell>
          <table:table-cell table:style-name="ce31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6" office:value-type="string">
            <text:p>Sequence 1</text:p>
          </table:table-cell>
          <table:table-cell table:style-name="ce29" office:value-type="string">
            <text:p>F9.frame....F9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 table:style-name="ce27" office:value-type="string">
            <text:p>modem</text:p>
          </table:table-cell>
          <table:table-cell table:style-name="ce30"/>
          <table:table-cell table:style-name="ce33" office:value-type="string">
            <text:p>&lt;-</text:p>
          </table:table-cell>
          <table:table-cell table:style-name="ce31" office:value-type="string">
            <text:p>F9 F9 F9</text:p>
          </table:table-cell>
          <table:table-cell/>
        </table:table-row>
        <table:table-row table:style-name="ro1">
          <table:table-cell table:style-name="ce27" office:value-type="string">
            <text:p>wakes OMAP</text:p>
          </table:table-cell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rame</text:p>
          </table:table-cell>
          <table:table-cell/>
        </table:table-row>
        <table:table-row table:style-name="ro1">
          <table:table-cell table:style-name="ce27"/>
          <table:table-cell/>
          <table:table-cell table:style-name="ce26"/>
          <table:table-cell table:number-columns-repeated="2"/>
        </table:table-row>
        <table:table-row table:style-name="ro1">
          <table:table-cell table:style-name="ce27"/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6" office:value-type="string">
            <text:p>Sequence 2</text:p>
          </table:table-cell>
          <table:table-cell table:style-name="ce29" office:value-type="string">
            <text:p>F9 F9 F9 F9</text:p>
          </table:table-cell>
          <table:table-cell table:style-name="ce32" office:value-type="string">
            <text:p>-&gt;</text:p>
          </table:table-cell>
          <table:table-cell table:style-name="ce31"/>
          <table:table-cell/>
        </table:table-row>
        <table:table-row table:style-name="ro1">
          <table:table-cell table:style-name="ce27" office:value-type="string">
            <text:p>OMAP</text:p>
          </table:table-cell>
          <table:table-cell table:style-name="ce31"/>
          <table:table-cell table:style-name="ce31" office:value-type="string">
            <text:p>&lt;-</text:p>
          </table:table-cell>
          <table:table-cell table:style-name="ce31" office:value-type="string">
            <text:p>Frame...</text:p>
          </table:table-cell>
          <table:table-cell/>
        </table:table-row>
        <table:table-row table:style-name="ro1">
          <table:table-cell table:style-name="ce27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7"/>
          <table:table-cell table:number-columns-repeated="4"/>
        </table:table-row>
        <table:table-row table:style-name="ro1">
          <table:table-cell table:style-name="ce27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5</text:p>
          </table:table-cell>
          <table:table-cell table:style-name="ce39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IPC_OrgDest</text:p>
          </table:table-cell>
          <table:table-cell table:style-name="ce15" office:value-type="string">
            <text:p>IPC_Group</text:p>
          </table:table-cell>
          <table:table-cell table:style-name="ce15" office:value-type="string">
            <text:p>Cmd <text:s/>(c1)</text:p>
          </table:table-cell>
          <table:table-cell table:style-name="ce15" office:value-type="string">
            <text:p>us1=length</text:p>
          </table:table-cell>
          <table:table-cell table:style-name="ce15" office:value-type="string">
            <text:p>TIpcErr</text:p>
          </table:table-cell>
          <table:table-cell table:style-name="ce40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6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5" table:number-columns-repeated="5"/>
          <table:table-cell table:style-name="ce40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5" table:number-columns-repeated="5"/>
          <table:table-cell table:style-name="ce40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77in" table:end-y="0.0567in" draw:z-index="0" draw:style-name="gr1" draw:text-style-name="P1" svg:width="0.5209in" svg:height="0.6165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6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0">
            <text:p>0</text:p>
          </table:table-cell>
          <table:table-cell table:style-name="ce36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2">
            <text:p>2</text:p>
          </table:table-cell>
          <table:table-cell table:style-name="ce36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6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string">
            <text:p>A</text:p>
          </table:table-cell>
          <table:table-cell table:style-name="ce36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5">
            <text:p>5</text:p>
          </table:table-cell>
          <table:table-cell table:style-name="ce36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1"/>
          <table:table-cell table:style-name="ce1" table:number-columns-repeated="247"/>
        </table:table-row>
        <table:table-row table:style-name="ro1">
          <table:table-cell table:style-name="ce35" office:value-type="float" office:value="6">
            <text:p>6</text:p>
          </table:table-cell>
          <table:table-cell table:style-name="ce36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5" office:value-type="float" office:value="7">
            <text:p>7</text:p>
          </table:table-cell>
          <table:table-cell table:style-name="ce36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8">
            <text:p>8</text:p>
          </table:table-cell>
          <table:table-cell table:style-name="ce36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5"/>
          <table:table-cell table:style-name="ce1" table:number-columns-repeated="7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35"/>
          <table:table-cell table:style-name="ce36"/>
          <table:table-cell table:style-name="ce1" table:number-columns-repeated="6"/>
          <table:table-cell table:style-name="ce35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/>
          <table:table-cell table:style-name="ce36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4" office:value-type="string">
            <text:p>Играем мп3</text:p>
          </table:table-cell>
          <table:table-cell table:style-name="ce34" office:value-type="string">
            <text:p>Звонок исходящий</text:p>
          </table:table-cell>
          <table:table-cell table:style-name="ce34" office:value-type="string">
            <text:p>Звонок входящий</text:p>
          </table:table-cell>
          <table:table-cell table:style-name="ce34" office:value-type="string">
            <text:p>Запись с диктофона</text:p>
          </table:table-cell>
          <table:table-cell table:style-name="ce34" office:value-type="string">
            <text:p>Запись разговора</text:p>
          </table:table-cell>
          <table:table-cell table:style-name="ce34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USB cable</text:p>
          </table:table-cell>
          <table:table-cell table:style-name="ce34" office:value-type="string">
            <text:p>COM cable</text:p>
          </table:table-cell>
          <table:table-cell table:style-name="ce34" office:value-type="string">
            <text:p>Гарнитура</text:p>
          </table:table-cell>
          <table:table-cell table:style-name="ce34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2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3"/>
          <table:table-cell table:style-name="ce46"/>
          <table:table-cell table:number-columns-repeated="9"/>
          <table:table-cell table:style-name="ce43"/>
          <table:table-cell table:style-name="ce49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R</text:p>
          </table:table-cell>
          <table:table-cell>
            <draw:connector table:end-cell-address="SoundScheme.L7" table:end-x="0.0012in" table:end-y="0.0681in" draw:z-index="7" draw:style-name="gr2" draw:text-style-name="P2" svg:x1="6.2028in" svg:y1="0.235in" svg:x2="0.0102in" svg:y2="0.1571in">
              <text:p/>
            </draw:connector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T</text:p>
          </table:table-cell>
          <table:table-cell table:number-columns-repeated="9"/>
          <table:table-cell table:style-name="ce44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>
            <draw:line table:end-cell-address="SoundScheme.K8" table:end-x="0.6583in" table:end-y="0.0634in" draw:z-index="11" draw:style-name="gr3" draw:text-style-name="P1" svg:x1="6.1705in" svg:y1="0.063in" svg:x2="0.6484in" svg:y2="0.063in">
              <text:p/>
            </draw:line>
            <draw:line table:end-cell-address="SoundScheme.C23" table:end-x="0.6819in" table:end-y="0.074in" draw:z-index="12" draw:style-name="gr4" draw:text-style-name="P1" svg:x1="0.6815in" svg:y1="0.0421in" svg:x2="0.6815in" svg:y2="2.585in">
              <text:p/>
            </draw:line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1</text:p>
          </table:table-cell>
          <table:table-cell table:number-columns-repeated="9"/>
          <table:table-cell table:style-name="ce44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2</text:p>
          </table:table-cell>
          <table:table-cell table:number-columns-repeated="4"/>
          <table:table-cell table:style-name="ce43"/>
          <table:table-cell table:style-name="ce46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AUDIO PAR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24in" table:end-y="0.089in" draw:z-index="3" draw:style-name="gr5" draw:text-style-name="P1" svg:width="0.5181in" svg:height="0.3244in" svg:x="0.1724in" svg:y="0.0984in" svg:viewBox="0 0 1317 825" draw:points="0,825 49,0 1317,0">
              <text:p/>
            </draw:polyline>
          </table:table-cell>
          <table:table-cell table:style-name="ce44" office:value-type="string">
            <text:p>AUDI_A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 office:value-type="string">
            <text:p>EPN2</text:p>
            <draw:line table:end-cell-address="SoundScheme.G15" table:end-x="0.002in" table:end-y="0.0787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4" office:value-type="string">
            <text:p>AUDI_B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line table:end-cell-address="SoundScheme.F16" table:end-x="0.6685in" table:end-y="0.0791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43in" table:end-y="0.0791in" draw:z-index="2" draw:style-name="gr5" draw:text-style-name="P2" svg:x1="0.1835in" svg:y1="0.0787in" svg:x2="0.1839in" svg:y2="0.0787in">
              <text:p/>
            </draw:line>
          </table:table-cell>
          <table:table-cell table:style-name="ce44" office:value-type="string">
            <text:p>AUDI_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RINGIN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polygon table:end-cell-address="SoundScheme.D20" table:end-x="0.3236in" table:end-y="0.0992in" draw:z-index="10" draw:style-name="gr7" draw:text-style-name="P1" svg:width="0.2382in" svg:height="0.2272in" svg:x="0.0846in" svg:y="0.039in" svg:viewBox="0 0 606 578" draw:points="455,0 455,433 606,433 298,578 0,433 146,433 146,0">
              <text:p/>
            </draw:polygon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/>
          <table:table-cell>
            <draw:polygon table:end-cell-address="SoundScheme.C23" table:end-x="0.2925in" table:end-y="0.0209in" draw:z-index="8" draw:style-name="gr7" draw:text-style-name="P1" svg:width="0.2484in" svg:height="0.2157in" svg:x="0.0433in" svg:y="0.139in" svg:viewBox="0 0 632 549" draw:points="0,131 474,131 474,0 632,269 474,549 474,411 0,411">
              <text:p/>
            </draw:polygon>
          </table:table-cell>
          <table:table-cell table:number-columns-repeated="2"/>
          <table:table-cell>
            <draw:polygon table:end-cell-address="SoundScheme.F23" table:end-x="0.561in" table:end-y="0.0303in" draw:z-index="9" draw:style-name="gr7" draw:text-style-name="P1" svg:width="0.2476in" svg:height="0.2161in" svg:x="0.3126in" svg:y="0.148in" svg:viewBox="0 0 630 550" draw:points="0,131 473,131 473,0 630,269 473,550 473,412 0,412">
              <text:p/>
            </draw:polygon>
          </table:table-cell>
          <table:table-cell table:style-name="ce44"/>
          <table:table-cell table:style-name="ce47"/>
          <table:table-cell>
            <draw:line table:end-cell-address="SoundScheme.J21" table:end-x="0.6803in" table:end-y="0.0004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MONO</text:p>
            <draw:line table:end-cell-address="SoundScheme.J22" table:end-x="0.6803in" table:end-y="0.1681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 office:value-type="string">
            <text:p>A_I2S_</text:p>
          </table:table-cell>
          <table:table-cell>
            <draw:line table:end-cell-address="SoundScheme.G23" table:end-x="0.0122in" table:end-y="0.1094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4" office:value-type="string">
            <text:p>DA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table:table-column table:style-name="co21" table:default-cell-style-name="ce50"/>
        <table:table-column table:style-name="co44" table:default-cell-style-name="ce50"/>
        <table:table-column table:style-name="co21" table:default-cell-style-name="ce50"/>
        <table:table-column table:style-name="co45" table:default-cell-style-name="ce50"/>
        <table:table-column table:style-name="co21" table:number-columns-repeated="252" table:default-cell-style-name="ce50"/>
        <table:table-row table:style-name="ro7">
          <table:table-cell table:number-columns-repeated="256"/>
        </table:table-row>
        <table:table-row table:style-name="ro7">
          <table:table-cell/>
          <table:table-cell table:style-name="ce51" office:value-type="string">
            <text:p>Server Name</text:p>
          </table:table-cell>
          <table:table-cell table:style-name="ce51" office:value-type="string">
            <text:p>Needed?</text:p>
          </table:table-cell>
          <table:table-cell table:style-name="Default"/>
          <table:table-cell table:style-name="ce51" office:value-type="string">
            <text:p>Linux name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table:number-columns-repeated="252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6548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6" table:default-cell-style-name="ce52"/>
        <table:table-column table:style-name="co21" table:number-columns-repeated="255" table:default-cell-style-name="ce52"/>
        <table:table-row table:style-name="ro8">
          <table:table-cell office:value-type="string">
            <text:p>export SYSTEMDIR=/usr/local/pixil/system – path to system folder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.../system</text:p>
          </table:table-cell>
          <table:table-cell table:number-columns-repeated="255"/>
        </table:table-row>
        <table:table-row table:style-name="ro8">
          <table:table-cell office:value-type="string">
            <text:p>/apps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/data</text:p>
          </table:table-cell>
          <table:table-cell office:value-type="string">
            <text:p>Data</text:p>
          </table:table-cell>
          <table:table-cell table:number-columns-repeated="254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3" office:value-type="string">
            <text:p>/apps/program</text:p>
          </table:table-cell>
          <table:table-cell table:number-columns-repeated="255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3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-if only one icon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office:value-type="string">
            <text:p>/program.mng</text:p>
          </table:table-cell>
          <table:table-cell office:value-type="string">
            <text:p>-several icons</text:p>
          </table:table-cell>
          <table:table-cell table:number-columns-repeated="2"/>
          <table:table-cell office:value-type="string">
            <text:p>Icon=1 – index in program.icons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 table:number-rows-repeated="6552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$</number:text>
    </number:number-style>
    <number:number-style style:name="N117">
      <number:text>-</number:text>
      <number:number number:decimal-places="0" number:min-integer-digits="1" number:grouping="true"/>
      <number:text> $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$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$</number:text>
    </number:number-style>
    <number:number-style style:name="N120">
      <number:text>-</number:text>
      <number:number number:decimal-places="2" number:min-integer-digits="1" number:grouping="true"/>
      <number:text> $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$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$ </number:text>
    </number:number-style>
    <number:number-style style:name="N125P1" style:volatile="true">
      <number:text>-</number:text>
      <number:number number:decimal-places="0" number:min-integer-digits="1" number:grouping="true"/>
      <number:text> $ </number:text>
    </number:number-style>
    <number:number-style style:name="N125P2" style:volatile="true">
      <number:text> - $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$ </number:text>
    </number:number-style>
    <number:number-style style:name="N133P1" style:volatile="true">
      <number:text>-</number:text>
      <number:number number:decimal-places="2" number:min-integer-digits="1" number:grouping="true"/>
      <number:text> $ </number:text>
    </number:number-style>
    <number:number-style style:name="N133P2" style:volatile="true">
      <number:text> -</number:text>
      <number:number number:decimal-places="0" number:min-integer-digits="0"/>
      <number:text> $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5">11/15/2007</text:date>, <text:time>23:27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ser</meta:initial-creator>
    <meta:creation-date>2006-02-21T05:16:51</meta:creation-date>
    <dc:date>2007-11-15T23:27:29</dc:date>
    <meta:print-date>2006-07-01T17:38:15</meta:print-date>
    <dc:language>ru-RU</dc:language>
    <meta:editing-cycles>128</meta:editing-cycles>
    <meta:editing-duration>P3DT0H25M55S</meta:editing-duration>
    <meta:user-defined meta:name="Info 1"/>
    <meta:user-defined meta:name="Info 2"/>
    <meta:user-defined meta:name="Info 3"/>
    <meta:user-defined meta:name="Info 4"/>
    <meta:document-statistic meta:table-count="7" meta:cell-count="934" meta:object-count="19"/>
  </office:meta>
</office:document-meta>
</file>